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505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7" style:family="table-cell" style:parent-style-name="Default" style:data-style-name="N84">
      <style:table-cell-properties style:diagonal-bl-tr="none" style:diagonal-tl-br="none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 style:data-style-name="N2">
      <style:table-cell-properties fo:padding="0.071cm"/>
    </style:style>
    <style:style style:name="ce5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5"/>
        <table:table-row table:style-name="ro1">
          <table:table-cell table:style-name="ce20" office:value-type="string" calcext:value-type="string">
            <text:p>PETSA</text:p>
          </table:table-cell>
          <table:table-cell table:style-name="ce27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25" table:number-columns-repeated="5"/>
          <table:table-cell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7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8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9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7" office:value-type="date" office:date-value="2020-03-25" calcext:value-type="date">
            <text:p>2020-03-25</text:p>
          </table:table-cell>
          <table:table-cell table:style-name="ce30" office:value-type="string" calcext:value-type="string">
            <text:p>WEDNES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54" table:formula="of:=SUM([.G3:.G18])" office:value-type="float" office:value="0" calcext:value-type="float">
            <text:p>0.00</text:p>
          </table:table-cell>
          <table:table-cell table:style-name="ce24" table:number-columns-repeated="3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19]+[.D19]-[.B4]-[.A11]" office:value-type="float" office:value="0" calcext:value-type="float">
            <text:p>0.00</text:p>
          </table:table-cell>
          <table:table-cell table:style-name="ce2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-00-0000</text:date>, <text:time style:data-style-name="N2" text:time-value="12:01:18.533363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1-03-23T12:02:46.879070817</dc:date>
    <meta:editing-duration>P1DT2H28M53S</meta:editing-duration>
    <meta:editing-cycles>1175</meta:editing-cycles>
    <meta:generator>LibreOffice/6.4.6.2$Linux_X86_64 LibreOffice_project/40$Build-2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1 USBONG SOCIAL SYSTEMS, INC. (USBONG)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 SOCIAL SYSTEMS, INC. (USBONG)
' @author: Michael Syson
' @date created: 20200523
' @date updated: 20210323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  Msgbox(sDateToday)
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1105
' @date updated: 20200808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